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43"/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101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" office:value-type="string" calcext:value-type="string">
            <text:p>time</text:p>
          </table:table-cell>
          <table:table-cell table:style-name="ce4" office:value-type="string" calcext:value-type="string">
            <text:p>pot_id</text:p>
          </table:table-cell>
          <table:table-cell table:style-name="ce4" office:value-type="string" calcext:value-type="string">
            <text:p>treatment</text:p>
          </table:table-cell>
          <table:table-cell table:style-name="ce4" office:value-type="string" calcext:value-type="string">
            <text:p>measure-er</text:p>
          </table:table-cell>
          <table:table-cell table:style-name="ce4" office:value-type="string" calcext:value-type="string">
            <text:p>leaf_id</text:p>
          </table:table-cell>
          <table:table-cell table:style-name="ce4" office:value-type="string" calcext:value-type="string">
            <text:p>percent_dead</text:p>
          </table:table-cell>
          <table:table-cell table:style-name="ce4" office:value-type="string" calcext:value-type="string">
            <text:p>leaf_width_cm</text:p>
          </table:table-cell>
          <table:table-cell table:style-name="ce4" office:value-type="string" calcext:value-type="string">
            <text:p>thermistor?</text:p>
          </table:table-cell>
          <table:table-cell table:style-name="ce4" office:value-type="string" calcext:value-type="string">
            <text:p>notes</text:p>
          </table:table-cell>
          <table:table-cell table:style-name="ce2" table:number-columns-repeated="1012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5M00S" calcext:value-type="time">
            <text:p>10:25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ad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5M00S" calcext:value-type="time">
            <text:p>10:25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5M00S" calcext:value-type="time">
            <text:p>10:25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.2" calcext:value-type="float">
            <text:p>6.2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5M00S" calcext:value-type="time">
            <text:p>10:25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5M00S" calcext:value-type="time">
            <text:p>10:25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8" calcext:value-type="float">
            <text:p>8.8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5M00S" calcext:value-type="time">
            <text:p>10:25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2" calcext:value-type="float">
            <text:p>9.2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5M00S" calcext:value-type="time">
            <text:p>10:25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.2" calcext:value-type="float">
            <text:p>10.2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5M00S" calcext:value-type="time">
            <text:p>10:25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6" calcext:value-type="float">
            <text:p>9.6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5M00S" calcext:value-type="time">
            <text:p>10:25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5M00S" calcext:value-type="time">
            <text:p>10:25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5M00S" calcext:value-type="time">
            <text:p>10:25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.3" calcext:value-type="float">
            <text:p>10.3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8M00S" calcext:value-type="time">
            <text:p>10:28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9" calcext:value-type="float">
            <text:p>2.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8M00S" calcext:value-type="time">
            <text:p>10:28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8M00S" calcext:value-type="time">
            <text:p>10:28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.1" calcext:value-type="float">
            <text:p>6.1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8M00S" calcext:value-type="time">
            <text:p>10:28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8M00S" calcext:value-type="time">
            <text:p>10:28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8" calcext:value-type="float">
            <text:p>8.8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8M00S" calcext:value-type="time">
            <text:p>10:28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2" calcext:value-type="float">
            <text:p>9.2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8M00S" calcext:value-type="time">
            <text:p>10:28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.7" calcext:value-type="float">
            <text:p>8.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8M00S" calcext:value-type="time">
            <text:p>10:28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6" calcext:value-type="float">
            <text:p>9.6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8M00S" calcext:value-type="time">
            <text:p>10:28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8M00S" calcext:value-type="time">
            <text:p>10:28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.3" calcext:value-type="float">
            <text:p>10.3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8M00S" calcext:value-type="time">
            <text:p>10:28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.2" calcext:value-type="float">
            <text:p>10.2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.2" calcext:value-type="float">
            <text:p>9.2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.2" calcext:value-type="float">
            <text:p>11.2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.7" calcext:value-type="float">
            <text:p>8.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1M00S" calcext:value-type="time">
            <text:p>10:31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1M00S" calcext:value-type="time">
            <text:p>10:31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3" calcext:value-type="float">
            <text:p>6.3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1M00S" calcext:value-type="time">
            <text:p>10:31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1M00S" calcext:value-type="time">
            <text:p>10:31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6" calcext:value-type="float">
            <text:p>8.6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1M00S" calcext:value-type="time">
            <text:p>10:31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1M00S" calcext:value-type="time">
            <text:p>10:31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1M00S" calcext:value-type="time">
            <text:p>10:31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6" calcext:value-type="float">
            <text:p>9.6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1M00S" calcext:value-type="time">
            <text:p>10:31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1M00S" calcext:value-type="time">
            <text:p>10:31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1M00S" calcext:value-type="time">
            <text:p>10:31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.6" calcext:value-type="float">
            <text:p>8.6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4M00S" calcext:value-type="time">
            <text:p>10:34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4M00S" calcext:value-type="time">
            <text:p>10:34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.5" calcext:value-type="float">
            <text:p>8.5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4M00S" calcext:value-type="time">
            <text:p>10:34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4M00S" calcext:value-type="time">
            <text:p>10:34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.9" calcext:value-type="float">
            <text:p>10.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4M00S" calcext:value-type="time">
            <text:p>10:34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.9" calcext:value-type="float">
            <text:p>10.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4M00S" calcext:value-type="time">
            <text:p>10:34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4M00S" calcext:value-type="time">
            <text:p>10:34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.9" calcext:value-type="float">
            <text:p>10.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4M00S" calcext:value-type="time">
            <text:p>10:34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4M00S" calcext:value-type="time">
            <text:p>10:34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.3" calcext:value-type="float">
            <text:p>10.3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7M00S" calcext:value-type="time">
            <text:p>10:37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.6" calcext:value-type="float">
            <text:p>6.6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7M00S" calcext:value-type="time">
            <text:p>10:37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7M00S" calcext:value-type="time">
            <text:p>10:37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7M00S" calcext:value-type="time">
            <text:p>10:37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7M00S" calcext:value-type="time">
            <text:p>10:37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.2" calcext:value-type="float">
            <text:p>10.2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7M00S" calcext:value-type="time">
            <text:p>10:37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7M00S" calcext:value-type="time">
            <text:p>10:37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.8" calcext:value-type="float">
            <text:p>10.8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7M00S" calcext:value-type="time">
            <text:p>10:37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.6" calcext:value-type="float">
            <text:p>10.6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7M00S" calcext:value-type="time">
            <text:p>10:37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.5" calcext:value-type="float">
            <text:p>10.5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9M00S" calcext:value-type="time">
            <text:p>10:39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.1" calcext:value-type="float">
            <text:p>6.1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9M00S" calcext:value-type="time">
            <text:p>10:39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9M00S" calcext:value-type="time">
            <text:p>10:39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.5" calcext:value-type="float">
            <text:p>8.5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9M00S" calcext:value-type="time">
            <text:p>10:39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th thermistors on this leaf</text:p>
          </table:table-cell>
          <table:table-cell table:number-columns-repeated="1012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9M00S" calcext:value-type="time">
            <text:p>10:39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2" calcext:value-type="float">
            <text:p>9.2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9M00S" calcext:value-type="time">
            <text:p>10:39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.1" calcext:value-type="float">
            <text:p>10.1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9M00S" calcext:value-type="time">
            <text:p>10:39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0M00S" calcext:value-type="time">
            <text:p>10:40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4" calcext:value-type="float">
            <text:p>5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0M00S" calcext:value-type="time">
            <text:p>10:40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0M00S" calcext:value-type="time">
            <text:p>10:40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0M00S" calcext:value-type="time">
            <text:p>10:40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.3" calcext:value-type="float">
            <text:p>9.3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0M00S" calcext:value-type="time">
            <text:p>10:40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0M00S" calcext:value-type="time">
            <text:p>10:40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4" calcext:value-type="float">
            <text:p>9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0M00S" calcext:value-type="time">
            <text:p>10:40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.9" calcext:value-type="float">
            <text:p>8.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0M00S" calcext:value-type="time">
            <text:p>10:40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4" calcext:value-type="float">
            <text:p>9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0M00S" calcext:value-type="time">
            <text:p>10:40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0M00S" calcext:value-type="time">
            <text:p>10:40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2M00S" calcext:value-type="time">
            <text:p>10:42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.9" calcext:value-type="float">
            <text:p>3.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2M00S" calcext:value-type="time">
            <text:p>10:42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.7" calcext:value-type="float">
            <text:p>5.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2M00S" calcext:value-type="time">
            <text:p>10:42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2M00S" calcext:value-type="time">
            <text:p>10:42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2M00S" calcext:value-type="time">
            <text:p>10:42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2M00S" calcext:value-type="time">
            <text:p>10:42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8" calcext:value-type="float">
            <text:p>8.8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2M00S" calcext:value-type="time">
            <text:p>10:42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2M00S" calcext:value-type="time">
            <text:p>10:42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2M00S" calcext:value-type="time">
            <text:p>10:42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2M00S" calcext:value-type="time">
            <text:p>10:42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2M00S" calcext:value-type="time">
            <text:p>10:42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4M00S" calcext:value-type="time">
            <text:p>10:44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.6" calcext:value-type="float">
            <text:p>6.6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4M00S" calcext:value-type="time">
            <text:p>10:44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4M00S" calcext:value-type="time">
            <text:p>10:44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4M00S" calcext:value-type="time">
            <text:p>10:44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.3" calcext:value-type="float">
            <text:p>10.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4M00S" calcext:value-type="time">
            <text:p>10:44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.9" calcext:value-type="float">
            <text:p>10.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4M00S" calcext:value-type="time">
            <text:p>10:44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4M00S" calcext:value-type="time">
            <text:p>10:44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.3" calcext:value-type="float">
            <text:p>10.3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4M00S" calcext:value-type="time">
            <text:p>10:44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.5" calcext:value-type="float">
            <text:p>10.5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4M00S" calcext:value-type="time">
            <text:p>10:44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.4" calcext:value-type="float">
            <text:p>9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6M00S" calcext:value-type="time">
            <text:p>10:46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.3" calcext:value-type="float">
            <text:p>3.3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6M00S" calcext:value-type="time">
            <text:p>10:46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6M00S" calcext:value-type="time">
            <text:p>10:46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6M00S" calcext:value-type="time">
            <text:p>10:46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6M00S" calcext:value-type="time">
            <text:p>10:46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6M00S" calcext:value-type="time">
            <text:p>10:46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6M00S" calcext:value-type="time">
            <text:p>10:46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4" calcext:value-type="float">
            <text:p>9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6M00S" calcext:value-type="time">
            <text:p>10:46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6M00S" calcext:value-type="time">
            <text:p>10:46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.4" calcext:value-type="float">
            <text:p>9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6M00S" calcext:value-type="time">
            <text:p>10:46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7M00S" calcext:value-type="time">
            <text:p>10:47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4.5" calcext:value-type="float">
            <text:p>4.5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7M00S" calcext:value-type="time">
            <text:p>10:47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.9" calcext:value-type="float">
            <text:p>5.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7M00S" calcext:value-type="time">
            <text:p>10:47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7M00S" calcext:value-type="time">
            <text:p>10:47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7M00S" calcext:value-type="time">
            <text:p>10:47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7M00S" calcext:value-type="time">
            <text:p>10:47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7M00S" calcext:value-type="time">
            <text:p>10:47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7M00S" calcext:value-type="time">
            <text:p>10:47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7M00S" calcext:value-type="time">
            <text:p>10:47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.6" calcext:value-type="float">
            <text:p>9.6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7M00S" calcext:value-type="time">
            <text:p>10:47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.3" calcext:value-type="float">
            <text:p>9.3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19M00S" calcext:value-type="time">
            <text:p>10:19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" calcext:value-type="float">
            <text:p>6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34H19M00S" calcext:value-type="time">
            <text:p>10:19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58H19M00S" calcext:value-type="time">
            <text:p>10:19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9.7" calcext:value-type="float">
            <text:p>9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82H19M00S" calcext:value-type="time">
            <text:p>10:19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6H19M00S" calcext:value-type="time">
            <text:p>10:19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.1" calcext:value-type="float">
            <text:p>10.1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30H19M00S" calcext:value-type="time">
            <text:p>10:19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54H19M00S" calcext:value-type="time">
            <text:p>10:19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78H19M00S" calcext:value-type="time">
            <text:p>10:19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202H19M00S" calcext:value-type="time">
            <text:p>10:19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226H19M00S" calcext:value-type="time">
            <text:p>10:19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.1" calcext:value-type="float">
            <text:p>6.1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4M00S" calcext:value-type="time">
            <text:p>10:24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" calcext:value-type="float">
            <text:p>7.2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4M00S" calcext:value-type="time">
            <text:p>10:24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4M00S" calcext:value-type="time">
            <text:p>10:24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4M00S" calcext:value-type="time">
            <text:p>10:24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.1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4M00S" calcext:value-type="time">
            <text:p>10:24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2" calcext:value-type="float">
            <text:p>9.2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4M00S" calcext:value-type="time">
            <text:p>10:24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4M00S" calcext:value-type="time">
            <text:p>10:24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4M00S" calcext:value-type="time">
            <text:p>10:24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.8" calcext:value-type="float">
            <text:p>8.8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4M00S" calcext:value-type="time">
            <text:p>10:24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.3" calcext:value-type="float">
            <text:p>8.3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4M00S" calcext:value-type="time">
            <text:p>10:24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.3" calcext:value-type="float">
            <text:p>6.3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4M00S" calcext:value-type="time">
            <text:p>10:24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.1" calcext:value-type="float">
            <text:p>4.1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9M00S" calcext:value-type="time">
            <text:p>10:29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.3" calcext:value-type="float">
            <text:p>5.3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9M00S" calcext:value-type="time">
            <text:p>10:29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.6" calcext:value-type="float">
            <text:p>8.6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9M00S" calcext:value-type="time">
            <text:p>10:29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9M00S" calcext:value-type="time">
            <text:p>10:29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.5" calcext:value-type="float">
            <text:p>10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9M00S" calcext:value-type="time">
            <text:p>10:29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9M00S" calcext:value-type="time">
            <text:p>10:29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.2" calcext:value-type="float">
            <text:p>11.2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9M00S" calcext:value-type="time">
            <text:p>10:29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9M00S" calcext:value-type="time">
            <text:p>10:29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9M00S" calcext:value-type="time">
            <text:p>10:29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.5" calcext:value-type="float">
            <text:p>10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9M00S" calcext:value-type="time">
            <text:p>10:29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9M00S" calcext:value-type="time">
            <text:p>10:29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9M00S" calcext:value-type="time">
            <text:p>10:29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2M00S" calcext:value-type="time">
            <text:p>10:32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2M00S" calcext:value-type="time">
            <text:p>10:32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2M00S" calcext:value-type="time">
            <text:p>10:32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psychrometer</text:p>
          </table:table-cell>
          <table:table-cell table:number-columns-repeated="1012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2M00S" calcext:value-type="time">
            <text:p>10:32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.2" calcext:value-type="float">
            <text:p>10.2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2M00S" calcext:value-type="time">
            <text:p>10:32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.7" calcext:value-type="float">
            <text:p>10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2M00S" calcext:value-type="time">
            <text:p>10:32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.9" calcext:value-type="float">
            <text:p>10.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2M00S" calcext:value-type="time">
            <text:p>10:32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.7" calcext:value-type="float">
            <text:p>10.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2M00S" calcext:value-type="time">
            <text:p>10:32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.3" calcext:value-type="float">
            <text:p>10.3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2M00S" calcext:value-type="time">
            <text:p>10:32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.6" calcext:value-type="float">
            <text:p>9.6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2M00S" calcext:value-type="time">
            <text:p>10:32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2M00S" calcext:value-type="time">
            <text:p>10:32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5M00S" calcext:value-type="time">
            <text:p>10:35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5M00S" calcext:value-type="time">
            <text:p>10:35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7" calcext:value-type="float">
            <text:p>7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5M00S" calcext:value-type="time">
            <text:p>10:35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.5" calcext:value-type="float">
            <text:p>8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5M00S" calcext:value-type="time">
            <text:p>10:35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5M00S" calcext:value-type="time">
            <text:p>10:35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4" calcext:value-type="float">
            <text:p>9.4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5M00S" calcext:value-type="time">
            <text:p>10:35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5M00S" calcext:value-type="time">
            <text:p>10:35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5M00S" calcext:value-type="time">
            <text:p>10:35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6" calcext:value-type="float">
            <text:p>9.6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5M00S" calcext:value-type="time">
            <text:p>10:35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.7" calcext:value-type="float">
            <text:p>8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5M00S" calcext:value-type="time">
            <text:p>10:35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5M00S" calcext:value-type="time">
            <text:p>10:35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49M00S" calcext:value-type="time">
            <text:p>10:49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49M00S" calcext:value-type="time">
            <text:p>10:49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7" calcext:value-type="float">
            <text:p>6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49M00S" calcext:value-type="time">
            <text:p>10:49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49M00S" calcext:value-type="time">
            <text:p>10:49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49M00S" calcext:value-type="time">
            <text:p>10:49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49M00S" calcext:value-type="time">
            <text:p>10:49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49M00S" calcext:value-type="time">
            <text:p>10:49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49M00S" calcext:value-type="time">
            <text:p>10:49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4" calcext:value-type="float">
            <text:p>9.4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49M00S" calcext:value-type="time">
            <text:p>10:49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.3" calcext:value-type="float">
            <text:p>9.3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49M00S" calcext:value-type="time">
            <text:p>10:49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.7" calcext:value-type="float">
            <text:p>8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49M00S" calcext:value-type="time">
            <text:p>10:49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49M00S" calcext:value-type="time">
            <text:p>10:49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9" calcext:value-type="float">
            <text:p>3.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6" calcext:value-type="float">
            <text:p>8.6</text:p>
          </table:table-cell>
          <table:table-cell/>
          <table:table-cell office:value-type="string" calcext:value-type="string">
            <text:p>Altenhofen thermistor</text:p>
          </table:table-cell>
          <table:table-cell table:number-columns-repeated="1012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8" calcext:value-type="float">
            <text:p>8.8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.9" calcext:value-type="float">
            <text:p>5.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.3" calcext:value-type="float">
            <text:p>4.3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8M00S" calcext:value-type="time">
            <text:p>10:58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8M00S" calcext:value-type="time">
            <text:p>10:58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4" calcext:value-type="float">
            <text:p>6.4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8M00S" calcext:value-type="time">
            <text:p>10:58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8M00S" calcext:value-type="time">
            <text:p>10:58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8M00S" calcext:value-type="time">
            <text:p>10:58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8M00S" calcext:value-type="time">
            <text:p>10:58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8M00S" calcext:value-type="time">
            <text:p>10:58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psychrometer</text:p>
          </table:table-cell>
          <table:table-cell table:number-columns-repeated="1012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8M00S" calcext:value-type="time">
            <text:p>10:58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8M00S" calcext:value-type="time">
            <text:p>10:58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.4" calcext:value-type="float">
            <text:p>9.4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8M00S" calcext:value-type="time">
            <text:p>10:58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2M00S" calcext:value-type="time">
            <text:p>11:02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.2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2M00S" calcext:value-type="time">
            <text:p>11:02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2M00S" calcext:value-type="time">
            <text:p>11:02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2M00S" calcext:value-type="time">
            <text:p>11:02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.3" calcext:value-type="float">
            <text:p>10.3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2M00S" calcext:value-type="time">
            <text:p>11:02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2M00S" calcext:value-type="time">
            <text:p>11:02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.7" calcext:value-type="float">
            <text:p>10.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2M00S" calcext:value-type="time">
            <text:p>11:02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.8" calcext:value-type="float">
            <text:p>10.8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2M00S" calcext:value-type="time">
            <text:p>11:02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2M00S" calcext:value-type="time">
            <text:p>11:02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2M00S" calcext:value-type="time">
            <text:p>11:02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2M00S" calcext:value-type="time">
            <text:p>11:02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6M00S" calcext:value-type="time">
            <text:p>11:06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.8" calcext:value-type="float">
            <text:p>5.8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6M00S" calcext:value-type="time">
            <text:p>11:06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.3" calcext:value-type="float">
            <text:p>7.3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6M00S" calcext:value-type="time">
            <text:p>11:06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6M00S" calcext:value-type="time">
            <text:p>11:06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7" calcext:value-type="float">
            <text:p>8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6M00S" calcext:value-type="time">
            <text:p>11:06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9" calcext:value-type="float">
            <text:p>8.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6M00S" calcext:value-type="time">
            <text:p>11:06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6M00S" calcext:value-type="time">
            <text:p>11:06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6M00S" calcext:value-type="time">
            <text:p>11:06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6M00S" calcext:value-type="time">
            <text:p>11:06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6M00S" calcext:value-type="time">
            <text:p>11:06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6M00S" calcext:value-type="time">
            <text:p>11:06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6M00S" calcext:value-type="time">
            <text:p>11:06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.5" calcext:value-type="float">
            <text:p>4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.5" calcext:value-type="float">
            <text:p>6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.7" calcext:value-type="float">
            <text:p>8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string" calcext:value-type="string">
            <text:p>psychrometer</text:p>
          </table:table-cell>
          <table:table-cell table:number-columns-repeated="1012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.5" calcext:value-type="float">
            <text:p>10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.3" calcext:value-type="float">
            <text:p>4.3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16M00S" calcext:value-type="time">
            <text:p>11:16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16M00S" calcext:value-type="time">
            <text:p>11:16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16M00S" calcext:value-type="time">
            <text:p>11:16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16M00S" calcext:value-type="time">
            <text:p>11:16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16M00S" calcext:value-type="time">
            <text:p>11:16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16M00S" calcext:value-type="time">
            <text:p>11:16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.1" calcext:value-type="float">
            <text:p>10.1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16M00S" calcext:value-type="time">
            <text:p>11:16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.8" calcext:value-type="float">
            <text:p>10.8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16M00S" calcext:value-type="time">
            <text:p>11:16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16M00S" calcext:value-type="time">
            <text:p>11:16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16M00S" calcext:value-type="time">
            <text:p>11:16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16M00S" calcext:value-type="time">
            <text:p>11:16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.2" calcext:value-type="float">
            <text:p>9.2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16M00S" calcext:value-type="time">
            <text:p>11:16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16M00S" calcext:value-type="time">
            <text:p>11:16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0M00S" calcext:value-type="time">
            <text:p>03:10:00 PM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Dave didn’t ask me to measure these ever but I thought it would be a good idea (the virgins). However they have 3-4 dead leaves each that I didn’t measure.</text:p>
          </table:table-cell>
          <table:table-cell table:number-columns-repeated="1013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0M00S" calcext:value-type="time">
            <text:p>03:10:00 PM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0M00S" calcext:value-type="time">
            <text:p>03:10:00 PM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.5" calcext:value-type="float">
            <text:p>10.5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0M00S" calcext:value-type="time">
            <text:p>03:10:00 PM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0M00S" calcext:value-type="time">
            <text:p>03:10:00 PM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0M00S" calcext:value-type="time">
            <text:p>03:10:00 PM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5" calcext:value-type="float">
            <text:p>8.5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0M00S" calcext:value-type="time">
            <text:p>03:10:00 PM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6M00S" calcext:value-type="time">
            <text:p>03:16:00 PM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7M00S" calcext:value-type="time">
            <text:p>03:17:00 PM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7M00S" calcext:value-type="time">
            <text:p>03:17:00 PM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7M00S" calcext:value-type="time">
            <text:p>03:17:00 PM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7M00S" calcext:value-type="time">
            <text:p>03:17:00 PM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.7" calcext:value-type="float">
            <text:p>10.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7M00S" calcext:value-type="time">
            <text:p>03:17:00 PM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7M00S" calcext:value-type="time">
            <text:p>03:17:00 PM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.3" calcext:value-type="float">
            <text:p>10.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7M00S" calcext:value-type="time">
            <text:p>03:17:00 PM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.5" calcext:value-type="float">
            <text:p>8.5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7M00S" calcext:value-type="time">
            <text:p>03:17:00 PM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2M00S" calcext:value-type="time">
            <text:p>03:22:00 PM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.3" calcext:value-type="float">
            <text:p>4.3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4M00S" calcext:value-type="time">
            <text:p>03:24:00 PM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4M00S" calcext:value-type="time">
            <text:p>03:24:00 PM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.2" calcext:value-type="float">
            <text:p>9.2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4M00S" calcext:value-type="time">
            <text:p>03:24:00 PM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4M00S" calcext:value-type="time">
            <text:p>03:24:00 PM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4M00S" calcext:value-type="time">
            <text:p>03:24:00 PM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4M00S" calcext:value-type="time">
            <text:p>03:24:00 PM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4M00S" calcext:value-type="time">
            <text:p>03:24:00 PM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9" calcext:value-type="float">
            <text:p>6.9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8M00S" calcext:value-type="time">
            <text:p>03:28:00 PM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.3" calcext:value-type="float">
            <text:p>4.3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9M00S" calcext:value-type="time">
            <text:p>03:29:00 PM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.3" calcext:value-type="float">
            <text:p>7.3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9M00S" calcext:value-type="time">
            <text:p>03:29:00 PM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.2" calcext:value-type="float">
            <text:p>9.2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9M00S" calcext:value-type="time">
            <text:p>03:29:00 PM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9M00S" calcext:value-type="time">
            <text:p>03:29:00 PM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9M00S" calcext:value-type="time">
            <text:p>03:29:00 PM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9M00S" calcext:value-type="time">
            <text:p>03:29:00 PM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9M00S" calcext:value-type="time">
            <text:p>03:29:00 PM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9M00S" calcext:value-type="time">
            <text:p>03:29:00 PM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.1" calcext:value-type="float">
            <text:p>6.1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36M00S" calcext:value-type="time">
            <text:p>03:36:00 PM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.3" calcext:value-type="float">
            <text:p>4.3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15:10:25.226451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0:23:43.477737807</meta:creation-date>
    <dc:date>2019-12-06T15:37:41.170375199</dc:date>
    <meta:editing-duration>PT1H45S</meta:editing-duration>
    <meta:editing-cycles>78</meta:editing-cycles>
    <meta:generator>LibreOffice/6.2.8.2$Linux_X86_64 LibreOffice_project/20$Build-2</meta:generator>
    <meta:document-statistic meta:table-count="1" meta:cell-count="2160" meta:object-count="0"/>
  </office:meta>
</office:document-meta>
</file>